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6.36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110.35pt"/>
    </style:style>
    <style:style style:name="co4" style:family="table-column">
      <style:table-column-properties fo:break-before="auto" style:column-width="103.95pt"/>
    </style:style>
    <style:style style:name="co5" style:family="table-column">
      <style:table-column-properties fo:break-before="auto" style:column-width="415.11pt"/>
    </style:style>
    <style:style style:name="co6" style:family="table-column">
      <style:table-column-properties fo:break-before="auto" style:column-width="295.26pt"/>
    </style:style>
    <style:style style:name="co7" style:family="table-column">
      <style:table-column-properties fo:break-before="auto" style:column-width="202.3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6fa8d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order-bottom="none" fo:background-color="#6fa8dc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<text:s/>Test case Ids</text:p>
          </table:table-cell>
          <table:table-cell table:style-name="ce4" office:value-type="string" calcext:value-type="string">
            <text:p>Module</text:p>
          </table:table-cell>
          <table:table-cell table:style-name="ce4" office:value-type="string" calcext:value-type="string">
            <text:p>Submodule</text:p>
          </table:table-cell>
          <table:table-cell table:style-name="ce4" office:value-type="string" calcext:value-type="string">
            <text:p>Test Type</text:p>
          </table:table-cell>
          <table:table-cell table:style-name="ce4" office:value-type="string" calcext:value-type="string">
            <text:p>Test Case Summary</text:p>
          </table:table-cell>
          <table:table-cell table:style-name="ce4" office:value-type="string" calcext:value-type="string">
            <text:p>Test Steps Description</text:p>
          </table:table-cell>
          <table:table-cell table:style-name="ce4" office:value-type="string" calcext:value-type="string">
            <text:p>Expected Resul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C_001</text:p>
          </table:table-cell>
          <table:table-cell table:style-name="ce2" office:value-type="string" calcext:value-type="string">
            <text:p>List</text:p>
          </table:table-cell>
          <table:table-cell table:style-name="ce2" office:value-type="string" calcext:value-type="string">
            <text:p>Adding list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verify whether we can able to write name on text box</text:p>
          </table:table-cell>
          <table:table-cell table:style-name="ce2" office:value-type="string" calcext:value-type="string">
            <text:p>1.Enter tthe URL https://trello.com/</text:p>
            <text:p>2.Give valid username and password</text:p>
            <text:p>3.login to trello</text:p>
            <text:p>4.Create workspace</text:p>
            <text:p>5.Create board</text:p>
            <text:p>6.Give the name for list</text:p>
          </table:table-cell>
          <table:table-cell table:style-name="ce2" office:value-type="string" calcext:value-type="string">
            <text:p>List name is display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C_002</text:p>
          </table:table-cell>
          <table:table-cell table:style-name="ce2" office:value-type="string" calcext:value-type="string">
            <text:p>List</text:p>
          </table:table-cell>
          <table:table-cell table:style-name="ce3"/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verify whether add list button is working or not</text:p>
          </table:table-cell>
          <table:table-cell table:style-name="ce5" office:value-type="string" calcext:value-type="string">
            <text:p><text:a xlink:href="https://trello.com/" xlink:type="simple">1.Enter tthe URL https://trello.com/
2.Give valid username and password
3.login to trello
4.Create workspace
5.Create board
6.Give the name for list
7.Click on add list button</text:a></text:p>
          </table:table-cell>
          <table:table-cell table:style-name="ce2" office:value-type="string" calcext:value-type="string">
            <text:p>List is creat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C_003</text:p>
          </table:table-cell>
          <table:table-cell table:style-name="ce2" office:value-type="string" calcext:value-type="string">
            <text:p>List</text:p>
          </table:table-cell>
          <table:table-cell table:style-name="ce3"/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verify whether we can remove the name in text box or not</text:p>
          </table:table-cell>
          <table:table-cell table:style-name="ce2" office:value-type="string" calcext:value-type="string">
            <text:p>1.Enter tthe URL https://trello.com/</text:p>
            <text:p>2.Give valid username and password</text:p>
            <text:p>3.login to trello</text:p>
            <text:p>4.Create workspace</text:p>
            <text:p>5.Create board</text:p>
            <text:p>6.Give the name for list</text:p>
          </table:table-cell>
          <table:table-cell table:style-name="ce2" office:value-type="string" calcext:value-type="string">
            <text:p>We are able to edit the nam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C_004</text:p>
          </table:table-cell>
          <table:table-cell table:style-name="ce2" office:value-type="string" calcext:value-type="string">
            <text:p>List</text:p>
          </table:table-cell>
          <table:table-cell table:style-name="ce3"/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Verify whether the close button is working or not</text:p>
          </table:table-cell>
          <table:table-cell table:style-name="ce2" office:value-type="string" calcext:value-type="string">
            <text:p>1.Enter tthe URL https://trello.com/</text:p>
            <text:p>2.Give valid username and password</text:p>
            <text:p>3.login to trello</text:p>
            <text:p>4.Create workspace</text:p>
            <text:p>5.Create board</text:p>
            <text:p>6.Give the name for list</text:p>
            <text:p>7.Click on close button</text:p>
          </table:table-cell>
          <table:table-cell table:style-name="ce2" office:value-type="string" calcext:value-type="string">
            <text:p>It is closing the pag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C_005</text:p>
          </table:table-cell>
          <table:table-cell table:style-name="ce2" office:value-type="string" calcext:value-type="string">
            <text:p>List</text:p>
          </table:table-cell>
          <table:table-cell table:style-name="ce3"/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Verify whether there is options button or not</text:p>
          </table:table-cell>
          <table:table-cell table:style-name="ce2" office:value-type="string" calcext:value-type="string">
            <text:p>1.Enter tthe URL https://trello.com/</text:p>
            <text:p>2.Give valid username and password</text:p>
            <text:p>3.login to trello</text:p>
            <text:p>4.Create workspace</text:p>
            <text:p>5.Create board</text:p>
            <text:p>6.Give the name for list</text:p>
            <text:p>7.Click on add list button</text:p>
          </table:table-cell>
          <table:table-cell table:style-name="ce2" office:value-type="string" calcext:value-type="string">
            <text:p>The options are prese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C_006</text:p>
          </table:table-cell>
          <table:table-cell table:style-name="ce2" office:value-type="string" calcext:value-type="string">
            <text:p>List</text:p>
          </table:table-cell>
          <table:table-cell table:style-name="ce3"/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Verify whether the options button is clickable or not</text:p>
          </table:table-cell>
          <table:table-cell table:style-name="ce2" office:value-type="string" calcext:value-type="string">
            <text:p>1.Enter tthe URL https://trello.com/</text:p>
            <text:p>2.Give valid username and password</text:p>
            <text:p>3.login to trello</text:p>
            <text:p>4.Create workspace</text:p>
            <text:p>5.Create board</text:p>
            <text:p>6.Give the name for list</text:p>
            <text:p>7.Click on add list button</text:p>
            <text:p>8.check the options on top right corner</text:p>
          </table:table-cell>
          <table:table-cell table:style-name="ce2" office:value-type="string" calcext:value-type="string">
            <text:p>The options are clickabl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C_007</text:p>
          </table:table-cell>
          <table:table-cell table:style-name="ce2" office:value-type="string" calcext:value-type="string">
            <text:p>List</text:p>
          </table:table-cell>
          <table:table-cell table:style-name="ce3"/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verify whether add list button is present or not</text:p>
          </table:table-cell>
          <table:table-cell table:style-name="ce2" office:value-type="string" calcext:value-type="string">
            <text:p>1.Enter tthe URL https://trello.com/</text:p>
            <text:p>2.Give valid username and password</text:p>
            <text:p>3.login to trello</text:p>
            <text:p>4.Create workspace</text:p>
            <text:p>5.Create board</text:p>
            <text:p>6.Give the name for list</text:p>
            <text:p>7.See  add list button is present or not</text:p>
            <text:p/>
          </table:table-cell>
          <table:table-cell table:style-name="ce2" office:value-type="string" calcext:value-type="string">
            <text:p>Add list button must prese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C_008</text:p>
          </table:table-cell>
          <table:table-cell table:style-name="ce2" office:value-type="string" calcext:value-type="string">
            <text:p>List</text:p>
          </table:table-cell>
          <table:table-cell table:style-name="ce3"/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Verify whether we can able to add list without giving list name</text:p>
          </table:table-cell>
          <table:table-cell table:style-name="ce2" office:value-type="string" calcext:value-type="string">
            <text:p>1.Enter tthe URL https://trello.com/</text:p>
            <text:p>2.Give valid username and password</text:p>
            <text:p>3.login to trello</text:p>
            <text:p>4.Create workspace</text:p>
            <text:p>5.Create board</text:p>
            <text:p>6.Check whether we can add list without giving any  name for list</text:p>
            <text:p/>
          </table:table-cell>
          <table:table-cell table:style-name="ce2" office:value-type="string" calcext:value-type="string">
            <text:p>It should not be added to li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C_009</text:p>
          </table:table-cell>
          <table:table-cell table:style-name="ce2" office:value-type="string" calcext:value-type="string">
            <text:p>List</text:p>
          </table:table-cell>
          <table:table-cell table:style-name="ce3"/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Verify whether we can add multiple lists with same list name</text:p>
          </table:table-cell>
          <table:table-cell table:style-name="ce2" office:value-type="string" calcext:value-type="string">
            <text:p>1.Enter tthe URL https://trello.com/</text:p>
            <text:p>2.Give valid username and password</text:p>
            <text:p>3.login to trello</text:p>
            <text:p>4.Create workspace</text:p>
            <text:p>5.Create board</text:p>
            <text:p>6.Give the name for list</text:p>
            <text:p>7.check whether we can add multiple lists with same list name</text:p>
            <text:p/>
          </table:table-cell>
          <table:table-cell table:style-name="ce2" office:value-type="string" calcext:value-type="string">
            <text:p>Create multiple lists with same nam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C_010</text:p>
          </table:table-cell>
          <table:table-cell table:style-name="ce2" office:value-type="string" calcext:value-type="string">
            <text:p>List</text:p>
          </table:table-cell>
          <table:table-cell table:style-name="ce3"/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Verify whether <text:s/>we can able to add list by giving spaces in name text box</text:p>
          </table:table-cell>
          <table:table-cell table:style-name="ce2" office:value-type="string" calcext:value-type="string">
            <text:p>1.Enter tthe URL https://trello.com/</text:p>
            <text:p>2.Give valid username and password</text:p>
            <text:p>3.login to trello</text:p>
            <text:p>4.Create workspace</text:p>
            <text:p>5.Create board</text:p>
            <text:p>6.Give the name as space for list</text:p>
            <text:p>7.click on add list button</text:p>
          </table:table-cell>
          <table:table-cell table:style-name="ce2" office:value-type="string" calcext:value-type="string">
            <text:p>The name cannot be added with only spaces</text:p>
          </table:table-cell>
          <table:table-cell table:number-columns-repeated="1017"/>
        </table:table-row>
        <table:table-row table:style-name="ro1">
          <table:table-cell table:style-name="ce3" table:number-columns-repeated="4"/>
          <table:table-cell table:style-name="ce2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TC_011</text:p>
          </table:table-cell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Adding Card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Verify whether the add card <text:s/>button is clickable or not</text:p>
          </table:table-cell>
          <table:table-cell table:style-name="ce2" office:value-type="string" calcext:value-type="string">
            <text:p>1.Enter tthe URL https://trello.com/</text:p>
            <text:p>2.Give valid username and password</text:p>
            <text:p>3.login to trello</text:p>
            <text:p>4.Create workspace</text:p>
            <text:p>5.Create board</text:p>
            <text:p>6.Give the name for list</text:p>
            <text:p>7.click on add list button</text:p>
            <text:p>8.Click on options on right top corner</text:p>
            <text:p>9.Click on add card button</text:p>
          </table:table-cell>
          <table:table-cell table:style-name="ce2" office:value-type="string" calcext:value-type="string">
            <text:p>Add Card button is clickabl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C_012</text:p>
          </table:table-cell>
          <table:table-cell table:style-name="ce2" office:value-type="string" calcext:value-type="string">
            <text:p>Card</text:p>
          </table:table-cell>
          <table:table-cell table:style-name="ce3"/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Verify whether there is add card option is there or not in options</text:p>
          </table:table-cell>
          <table:table-cell table:style-name="ce2" office:value-type="string" calcext:value-type="string">
            <text:p>1.Enter tthe URL https://trello.com/</text:p>
            <text:p>2.Give valid username and password</text:p>
            <text:p>3.login to trello</text:p>
            <text:p>4.Create workspace</text:p>
            <text:p>5.Create board</text:p>
            <text:p>6.Give the name for list</text:p>
            <text:p>7.click on add list button</text:p>
            <text:p>8.Click on options on right top corner</text:p>
            <text:p>9.Check on add card option</text:p>
          </table:table-cell>
          <table:table-cell table:style-name="ce2" office:value-type="string" calcext:value-type="string">
            <text:p>Add card option is prese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C_013</text:p>
          </table:table-cell>
          <table:table-cell table:style-name="ce2" office:value-type="string" calcext:value-type="string">
            <text:p>Card</text:p>
          </table:table-cell>
          <table:table-cell table:style-name="ce3"/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Verify whether <text:s/>we can able to add card name <text:s/>by giving spaces in name text box</text:p>
          </table:table-cell>
          <table:table-cell table:style-name="ce2" office:value-type="string" calcext:value-type="string">
            <text:p>1.Enter tthe URL https://trello.com/</text:p>
            <text:p>2.Give valid username and password</text:p>
            <text:p>3.login to trello</text:p>
            <text:p>4.Create workspace</text:p>
            <text:p>5.Create board</text:p>
            <text:p>6.Give the name for list</text:p>
            <text:p>7.click on add list button</text:p>
            <text:p>8.Click on options on right top corner</text:p>
            <text:p>9.Check on add card option</text:p>
            <text:p>10.Enter the card name as only spaces</text:p>
          </table:table-cell>
          <table:table-cell table:style-name="ce2" office:value-type="string" calcext:value-type="string">
            <text:p>The name cannot be added with only space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C_014</text:p>
          </table:table-cell>
          <table:table-cell table:style-name="ce2" office:value-type="string" calcext:value-type="string">
            <text:p>Card</text:p>
          </table:table-cell>
          <table:table-cell table:style-name="ce3"/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verify whether when we click on add card text box is opening or not</text:p>
          </table:table-cell>
          <table:table-cell table:style-name="ce2" office:value-type="string" calcext:value-type="string">
            <text:p>1.Enter tthe URL https://trello.com/</text:p>
            <text:p>2.Give valid username and password</text:p>
            <text:p>3.login to trello</text:p>
            <text:p>4.Create workspace</text:p>
            <text:p>5.Create board</text:p>
            <text:p>6.Give the name for list</text:p>
            <text:p>7.click on add list button</text:p>
            <text:p>8.Click on options on right top corner</text:p>
            <text:p>9.CLick on add card option</text:p>
            <text:p/>
          </table:table-cell>
          <table:table-cell table:style-name="ce2" office:value-type="string" calcext:value-type="string">
            <text:p>Add card text box is openin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C_015</text:p>
          </table:table-cell>
          <table:table-cell table:style-name="ce2" office:value-type="string" calcext:value-type="string">
            <text:p>Card</text:p>
          </table:table-cell>
          <table:table-cell table:style-name="ce3"/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verify whether in text box we are able to give card name or not</text:p>
          </table:table-cell>
          <table:table-cell table:style-name="ce2" office:value-type="string" calcext:value-type="string">
            <text:p>1.Enter tthe URL https://trello.com/</text:p>
            <text:p>2.Give valid username and password</text:p>
            <text:p>3.login to trello</text:p>
            <text:p>4.Create workspace</text:p>
            <text:p>5.Create board</text:p>
            <text:p>6.Give the name for list</text:p>
            <text:p>7.click on add list button</text:p>
            <text:p>8.Click on options on right top corner</text:p>
            <text:p>9.CLick on add card option</text:p>
            <text:p>10.Give the name for card</text:p>
          </table:table-cell>
          <table:table-cell table:style-name="ce2" office:value-type="string" calcext:value-type="string">
            <text:p>Able to Write name in text bo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C_016</text:p>
          </table:table-cell>
          <table:table-cell table:style-name="ce2" office:value-type="string" calcext:value-type="string">
            <text:p>Card</text:p>
          </table:table-cell>
          <table:table-cell table:style-name="ce3"/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verify whether we can remove the <text:s/>card name in text box or not</text:p>
          </table:table-cell>
          <table:table-cell table:style-name="ce2" office:value-type="string" calcext:value-type="string">
            <text:p>1.Enter tthe URL https://trello.com/</text:p>
            <text:p>2.Give valid username and password</text:p>
            <text:p>3.login to trello</text:p>
            <text:p>4.Create workspace</text:p>
            <text:p>5.Create board</text:p>
            <text:p>6.Give the name for list</text:p>
            <text:p>7.click on add list button</text:p>
            <text:p>8.Click on options on right top corner</text:p>
            <text:p>9.CLick on add card option</text:p>
            <text:p>10.Give the name of the card</text:p>
            <text:p>11.Remove the name of the card</text:p>
          </table:table-cell>
          <table:table-cell table:style-name="ce2" office:value-type="string" calcext:value-type="string">
            <text:p>Able to remove card nam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C_017</text:p>
          </table:table-cell>
          <table:table-cell table:style-name="ce2" office:value-type="string" calcext:value-type="string">
            <text:p>Card</text:p>
          </table:table-cell>
          <table:table-cell table:style-name="ce3"/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verify whether add card button is present or not</text:p>
          </table:table-cell>
          <table:table-cell table:style-name="ce2" office:value-type="string" calcext:value-type="string">
            <text:p>1.Enter tthe URL https://trello.com/</text:p>
            <text:p>2.Give valid username and password</text:p>
            <text:p>3.login to trello</text:p>
            <text:p>4.Create workspace</text:p>
            <text:p>5.Create board</text:p>
            <text:p>6.Give the name for list</text:p>
            <text:p>7.click on add list button</text:p>
            <text:p>8.Click on options on right top corner</text:p>
            <text:p>9.CLick on add card option</text:p>
            <text:p>10.Give the name of the card</text:p>
            <text:p>11.Click on add card button</text:p>
          </table:table-cell>
          <table:table-cell table:style-name="ce2" office:value-type="string" calcext:value-type="string">
            <text:p>Add card button is prese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C_018</text:p>
          </table:table-cell>
          <table:table-cell table:style-name="ce2" office:value-type="string" calcext:value-type="string">
            <text:p>Card</text:p>
          </table:table-cell>
          <table:table-cell table:style-name="ce3"/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Verify whether the add card <text:s/>button is clickable or not</text:p>
          </table:table-cell>
          <table:table-cell table:style-name="ce2" office:value-type="string" calcext:value-type="string">
            <text:p>1.Enter tthe URL https://trello.com/</text:p>
            <text:p>2.Give valid username and password</text:p>
            <text:p>3.login to trello</text:p>
            <text:p>4.Create workspace</text:p>
            <text:p>5.Create board</text:p>
            <text:p>6.Give the name for list</text:p>
            <text:p>7.click on add list button</text:p>
            <text:p>8.Click on options on right top corner</text:p>
            <text:p>9.CLick on add card option</text:p>
            <text:p>10.Give the name of the card</text:p>
            <text:p>11.Click on add card button</text:p>
          </table:table-cell>
          <table:table-cell table:style-name="ce2" office:value-type="string" calcext:value-type="string">
            <text:p>Add card button is clickabl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C_019</text:p>
          </table:table-cell>
          <table:table-cell table:style-name="ce2" office:value-type="string" calcext:value-type="string">
            <text:p>Card</text:p>
          </table:table-cell>
          <table:table-cell table:style-name="ce3"/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verify whether we can edit <text:s/>the existing <text:s/>card <text:s/>name or not</text:p>
          </table:table-cell>
          <table:table-cell table:style-name="ce2" office:value-type="string" calcext:value-type="string">
            <text:p>1.Enter tthe URL https://trello.com/</text:p>
            <text:p>2.Give valid username and password</text:p>
            <text:p>3.login to trello</text:p>
            <text:p>4.Create workspace</text:p>
            <text:p>5.Create board</text:p>
            <text:p>6.Give the name for list</text:p>
            <text:p>7.click on add list button</text:p>
            <text:p>8.Click on options on right top corner</text:p>
            <text:p>9.CLick on add card option</text:p>
            <text:p>10.Give the name of the card</text:p>
            <text:p>11.Remove the name of the card</text:p>
          </table:table-cell>
          <table:table-cell table:style-name="ce2" office:value-type="string" calcext:value-type="string">
            <text:p>Able to edit the card nam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C_020</text:p>
          </table:table-cell>
          <table:table-cell table:style-name="ce2" office:value-type="string" calcext:value-type="string">
            <text:p>Card</text:p>
          </table:table-cell>
          <table:table-cell table:style-name="ce3"/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Verify whether we can add multiple cards with same card name</text:p>
          </table:table-cell>
          <table:table-cell table:style-name="ce2" office:value-type="string" calcext:value-type="string">
            <text:p>1.Enter tthe URL https://trello.com/</text:p>
            <text:p>2.Give valid username and password</text:p>
            <text:p>3.login to trello</text:p>
            <text:p>4.Create workspace</text:p>
            <text:p>5.Create board</text:p>
            <text:p>6.Give the name for list</text:p>
            <text:p>7.click on add list button</text:p>
            <text:p>8.Click on options on right top corner</text:p>
            <text:p>9.CLick on add card option</text:p>
            <text:p>10.Give the name of the card</text:p>
            <text:p>11.Click on add card button</text:p>
            <text:p>12.Add Another card with same name</text:p>
          </table:table-cell>
          <table:table-cell table:style-name="ce2" office:value-type="string" calcext:value-type="string">
            <text:p>Able to add multiple cards with same nam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C_021</text:p>
          </table:table-cell>
          <table:table-cell table:style-name="ce2" office:value-type="string" calcext:value-type="string">
            <text:p>Card</text:p>
          </table:table-cell>
          <table:table-cell table:style-name="ce3"/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verify whether edit option is there or not</text:p>
          </table:table-cell>
          <table:table-cell table:style-name="ce2" office:value-type="string" calcext:value-type="string">
            <text:p>1.Enter tthe URL https://trello.com/</text:p>
            <text:p>2.Give valid username and password</text:p>
            <text:p>3.login to trello</text:p>
            <text:p>4.Create workspace</text:p>
            <text:p>5.Create board</text:p>
            <text:p>6.Give the name for list</text:p>
            <text:p>7.click on add list button</text:p>
            <text:p>8.Click on options on right top corner</text:p>
            <text:p>9.CLick on add card option</text:p>
            <text:p>10.Give the name of the card</text:p>
            <text:p>11.Click on add card button</text:p>
            <text:p>12.Click on edit button</text:p>
          </table:table-cell>
          <table:table-cell table:style-name="ce2" office:value-type="string" calcext:value-type="string">
            <text:p>Edit <text:s/>button is prese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C_022</text:p>
          </table:table-cell>
          <table:table-cell table:style-name="ce2" office:value-type="string" calcext:value-type="string">
            <text:p>Copy list</text:p>
          </table:table-cell>
          <table:table-cell table:style-name="ce2" office:value-type="string" calcext:value-type="string">
            <text:p><text:s/>Copy list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Verify wheher the copy list <text:s/>option is present <text:s/>or not</text:p>
          </table:table-cell>
          <table:table-cell table:style-name="ce2" office:value-type="string" calcext:value-type="string">
            <text:p>1.Enter tthe URL https://trello.com/</text:p>
            <text:p>2.Give valid username and password</text:p>
            <text:p>3.login to trello</text:p>
            <text:p>4.Create workspace</text:p>
            <text:p>5.Create board</text:p>
            <text:p>6.Give the name for list</text:p>
            <text:p>7.click on add list button</text:p>
            <text:p>8.Click on options on right top corner</text:p>
            <text:p>9.CLick on copy list option</text:p>
            <text:p/>
          </table:table-cell>
          <table:table-cell table:style-name="ce2" office:value-type="string" calcext:value-type="string">
            <text:p>Copy list option is prese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C_023</text:p>
          </table:table-cell>
          <table:table-cell table:style-name="ce2" office:value-type="string" calcext:value-type="string">
            <text:p>Copy list</text:p>
          </table:table-cell>
          <table:table-cell table:style-name="ce3"/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Verify inside copy list option is clickable or not</text:p>
          </table:table-cell>
          <table:table-cell table:style-name="ce2" office:value-type="string" calcext:value-type="string">
            <text:p>1.Enter tthe URL https://trello.com/</text:p>
            <text:p>2.Give valid username and password</text:p>
            <text:p>3.login to trello</text:p>
            <text:p>4.Create workspace</text:p>
            <text:p>5.Create board</text:p>
            <text:p>6.Give the name for list</text:p>
            <text:p>7.click on add list button</text:p>
            <text:p>8.Click on options on right top corner</text:p>
            <text:p>9.CLick on copy list option</text:p>
            <text:p/>
          </table:table-cell>
          <table:table-cell table:style-name="ce2" office:value-type="string" calcext:value-type="string">
            <text:p>Copy list option is clickabl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C_024</text:p>
          </table:table-cell>
          <table:table-cell table:style-name="ce2" office:value-type="string" calcext:value-type="string">
            <text:p>Copy list</text:p>
          </table:table-cell>
          <table:table-cell table:style-name="ce3"/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Verify whether the same name of list what we copied is displaying or not</text:p>
          </table:table-cell>
          <table:table-cell table:style-name="ce2" office:value-type="string" calcext:value-type="string">
            <text:p>1.Enter tthe URL https://trello.com/</text:p>
            <text:p>2.Give valid username and password</text:p>
            <text:p>3.login to trello</text:p>
            <text:p>4.Create workspace</text:p>
            <text:p>5.Create board</text:p>
            <text:p>6.Give the name for list</text:p>
            <text:p>7.click on add list button</text:p>
            <text:p>8.Click on options on right top corner</text:p>
            <text:p>9.CLick on copy list option</text:p>
            <text:p/>
          </table:table-cell>
          <table:table-cell table:style-name="ce2" office:value-type="string" calcext:value-type="string">
            <text:p>Same name of list is displayin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C_025</text:p>
          </table:table-cell>
          <table:table-cell table:style-name="ce2" office:value-type="string" calcext:value-type="string">
            <text:p>Copy list</text:p>
          </table:table-cell>
          <table:table-cell table:style-name="ce3"/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Verify whether the copied list is appeared in main board or not</text:p>
          </table:table-cell>
          <table:table-cell table:style-name="ce2" office:value-type="string" calcext:value-type="string">
            <text:p>1.Enter tthe URL https://trello.com/</text:p>
            <text:p>2.Give valid username and password</text:p>
            <text:p>3.login to trello</text:p>
            <text:p>4.Create workspace</text:p>
            <text:p>5.Create board</text:p>
            <text:p>6.Give the name for list</text:p>
            <text:p>7.click on add list button</text:p>
            <text:p>8.Click on options on right top corner</text:p>
            <text:p>9.CLick on copy list option</text:p>
            <text:p>10.Same list name is displayed</text:p>
            <text:p>11.Click on create list</text:p>
          </table:table-cell>
          <table:table-cell table:style-name="ce2" office:value-type="string" calcext:value-type="string">
            <text:p>Copied list is appeared in main boar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C_026</text:p>
          </table:table-cell>
          <table:table-cell table:style-name="ce2" office:value-type="string" calcext:value-type="string">
            <text:p>Copy list</text:p>
          </table:table-cell>
          <table:table-cell table:style-name="ce3"/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Verify whether create list option is clickable <text:s/>or not</text:p>
          </table:table-cell>
          <table:table-cell table:style-name="ce2" office:value-type="string" calcext:value-type="string">
            <text:p>1.Enter tthe URL https://trello.com/</text:p>
            <text:p>2.Give valid username and password</text:p>
            <text:p>3.login to trello</text:p>
            <text:p>4.Create workspace</text:p>
            <text:p>5.Create board</text:p>
            <text:p>6.Give the name for list</text:p>
            <text:p>7.click on add list button</text:p>
            <text:p>8.Click on options on right top corner</text:p>
            <text:p>9.CLick on copy list option</text:p>
            <text:p/>
          </table:table-cell>
          <table:table-cell table:style-name="ce2" office:value-type="string" calcext:value-type="string">
            <text:p>Create list option is clickabl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C_027</text:p>
          </table:table-cell>
          <table:table-cell table:style-name="ce2" office:value-type="string" calcext:value-type="string">
            <text:p>Copy list</text:p>
          </table:table-cell>
          <table:table-cell table:style-name="ce3"/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Verify whether create list option is there or not</text:p>
          </table:table-cell>
          <table:table-cell table:style-name="ce2" office:value-type="string" calcext:value-type="string">
            <text:p>1.Enter tthe URL https://trello.com/</text:p>
            <text:p>2.Give valid username and password</text:p>
            <text:p>3.login to trello</text:p>
            <text:p>4.Create workspace</text:p>
            <text:p>5.Create board</text:p>
            <text:p>6.Give the name for list</text:p>
            <text:p>7.click on add list button</text:p>
            <text:p>8.Click on options on right top corner</text:p>
            <text:p>9.CLick on copy list option</text:p>
            <text:p/>
          </table:table-cell>
          <table:table-cell table:style-name="ce2" office:value-type="string" calcext:value-type="string">
            <text:p>Create list option is prese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C_028</text:p>
          </table:table-cell>
          <table:table-cell table:style-name="ce3" table:number-columns-repeated="2"/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Verify whether the backward <text:s/>button is there <text:s/>or not</text:p>
          </table:table-cell>
          <table:table-cell table:style-name="ce2" office:value-type="string" calcext:value-type="string">
            <text:p>1.Enter tthe URL https://trello.com/</text:p>
            <text:p>2.Give valid username and password</text:p>
            <text:p>3.login to trello</text:p>
            <text:p>4.Create workspace</text:p>
            <text:p>5.Create board</text:p>
            <text:p>6.Give the name for list</text:p>
            <text:p>7.click on add list button</text:p>
            <text:p>8.Click on options on right top corner</text:p>
            <text:p>9.CLick on copy list option</text:p>
            <text:p>10.Click on backward button</text:p>
          </table:table-cell>
          <table:table-cell table:style-name="ce2" office:value-type="string" calcext:value-type="string">
            <text:p>Backward button is prese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C_029</text:p>
          </table:table-cell>
          <table:table-cell table:style-name="ce3" table:number-columns-repeated="2"/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Verify whether the close button is there <text:s/>or not</text:p>
          </table:table-cell>
          <table:table-cell table:style-name="ce2" office:value-type="string" calcext:value-type="string">
            <text:p>1.Enter tthe URL https://trello.com/</text:p>
            <text:p>2.Give valid username and password</text:p>
            <text:p>3.login to trello</text:p>
            <text:p>4.Create workspace</text:p>
            <text:p>5.Create board</text:p>
            <text:p>6.Give the name for list</text:p>
            <text:p>7.click on add list button</text:p>
            <text:p>8.Click on options on right top corner</text:p>
            <text:p>9.CLick on copy list option</text:p>
            <text:p>10.Click on close button</text:p>
          </table:table-cell>
          <table:table-cell table:style-name="ce2" office:value-type="string" calcext:value-type="string">
            <text:p>Close button is present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3"/>
          <table:table-cell table:style-name="ce2"/>
          <table:table-cell table:style-name="ce3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TC_030</text:p>
          </table:table-cell>
          <table:table-cell table:style-name="ce2" office:value-type="string" calcext:value-type="string">
            <text:p>Move list</text:p>
          </table:table-cell>
          <table:table-cell table:style-name="ce2" office:value-type="string" calcext:value-type="string">
            <text:p>Moving list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Verify wheher the move list <text:s/>option is present <text:s/>in options or not</text:p>
          </table:table-cell>
          <table:table-cell table:style-name="ce2" office:value-type="string" calcext:value-type="string">
            <text:p>1.Enter tthe URL https://trello.com/</text:p>
            <text:p>2.Give valid username and password</text:p>
            <text:p>3.login to trello</text:p>
            <text:p>4.Create workspace</text:p>
            <text:p>5.Create board</text:p>
            <text:p>6.Give the name for list</text:p>
            <text:p>7.click on add list button</text:p>
            <text:p>8.Click on options on right top corner</text:p>
            <text:p>9.CLick on move  list option</text:p>
            <text:p/>
          </table:table-cell>
          <table:table-cell table:style-name="ce2" office:value-type="string" calcext:value-type="string">
            <text:p>Move list option is prese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C_031</text:p>
          </table:table-cell>
          <table:table-cell table:style-name="ce2" office:value-type="string" calcext:value-type="string">
            <text:p>Move list</text:p>
          </table:table-cell>
          <table:table-cell table:style-name="ce3"/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Verify inside move list option is clickable or not</text:p>
          </table:table-cell>
          <table:table-cell table:style-name="ce2" office:value-type="string" calcext:value-type="string">
            <text:p>1.Enter tthe URL https://trello.com/</text:p>
            <text:p>2.Give valid username and password</text:p>
            <text:p>3.login to trello</text:p>
            <text:p>4.Create workspace</text:p>
            <text:p>5.Create board</text:p>
            <text:p>6.Give the name for list</text:p>
            <text:p>7.click on add list button</text:p>
            <text:p>8.Click on options on right top corner</text:p>
            <text:p>9.CLick on move  list option</text:p>
            <text:p/>
          </table:table-cell>
          <table:table-cell table:style-name="ce2" office:value-type="string" calcext:value-type="string">
            <text:p>Move list option is clickabl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C_032</text:p>
          </table:table-cell>
          <table:table-cell table:style-name="ce2" office:value-type="string" calcext:value-type="string">
            <text:p>Move list</text:p>
          </table:table-cell>
          <table:table-cell table:style-name="ce3"/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verify whether board and position options are present or not</text:p>
          </table:table-cell>
          <table:table-cell table:style-name="ce2" office:value-type="string" calcext:value-type="string">
            <text:p>1.Enter tthe URL https://trello.com/</text:p>
            <text:p>2.Give valid username and password</text:p>
            <text:p>3.login to trello</text:p>
            <text:p>4.Create workspace</text:p>
            <text:p>5.Create board</text:p>
            <text:p>6.Give the name for list</text:p>
            <text:p>7.click on add list button</text:p>
            <text:p>8.Click on options on right top corner</text:p>
            <text:p>9.CLick on move  list option</text:p>
            <text:p/>
          </table:table-cell>
          <table:table-cell table:style-name="ce2" office:value-type="string" calcext:value-type="string">
            <text:p>Board and position options are prese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C_033</text:p>
          </table:table-cell>
          <table:table-cell table:style-name="ce2" office:value-type="string" calcext:value-type="string">
            <text:p>Move list</text:p>
          </table:table-cell>
          <table:table-cell table:style-name="ce3"/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verify whether the board name dispalying is current workspace board or not</text:p>
          </table:table-cell>
          <table:table-cell table:style-name="ce2" office:value-type="string" calcext:value-type="string">
            <text:p>1.Enter tthe URL https://trello.com/</text:p>
            <text:p>2.Give valid username and password</text:p>
            <text:p>3.login to trello</text:p>
            <text:p>4.Create workspace</text:p>
            <text:p>5.Create board</text:p>
            <text:p>6.Give the name for list</text:p>
            <text:p>7.click on add list button</text:p>
            <text:p>8.Click on options on right top corner</text:p>
            <text:p>9.CLick on move  list option</text:p>
            <text:p/>
          </table:table-cell>
          <table:table-cell table:style-name="ce2" office:value-type="string" calcext:value-type="string">
            <text:p>Board name is dispalying current workspace nam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C_034</text:p>
          </table:table-cell>
          <table:table-cell table:style-name="ce2" office:value-type="string" calcext:value-type="string">
            <text:p>Move list</text:p>
          </table:table-cell>
          <table:table-cell table:style-name="ce3"/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verify whether we can change the board to other workspace or not</text:p>
          </table:table-cell>
          <table:table-cell table:style-name="ce2" office:value-type="string" calcext:value-type="string">
            <text:p>1.Enter tthe URL https://trello.com/</text:p>
            <text:p>2.Give valid username and password</text:p>
            <text:p>3.login to trello</text:p>
            <text:p>4.Create workspace</text:p>
            <text:p>5.Create board</text:p>
            <text:p>6.Give the name for list</text:p>
            <text:p>7.click on add list button</text:p>
            <text:p>8.Click on options on right top corner</text:p>
            <text:p>9.CLick on move  list option</text:p>
            <text:p/>
          </table:table-cell>
          <table:table-cell table:style-name="ce2" office:value-type="string" calcext:value-type="string">
            <text:p>Board is changed to other workspac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C_035</text:p>
          </table:table-cell>
          <table:table-cell table:style-name="ce2" office:value-type="string" calcext:value-type="string">
            <text:p>Move list</text:p>
          </table:table-cell>
          <table:table-cell table:style-name="ce3"/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verify whether the position has different positions or not</text:p>
          </table:table-cell>
          <table:table-cell table:style-name="ce2" office:value-type="string" calcext:value-type="string">
            <text:p>1.Enter tthe URL https://trello.com/</text:p>
            <text:p>2.Give valid username and password</text:p>
            <text:p>3.login to trello</text:p>
            <text:p>4.Create workspace</text:p>
            <text:p>5.Create board</text:p>
            <text:p>6.Give the name for list</text:p>
            <text:p>7.click on add list button</text:p>
            <text:p>8.Click on options on right top corner</text:p>
            <text:p>9.CLick on move  list option</text:p>
            <text:p/>
          </table:table-cell>
          <table:table-cell table:style-name="ce2" office:value-type="string" calcext:value-type="string">
            <text:p>Position has different position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C_036</text:p>
          </table:table-cell>
          <table:table-cell table:style-name="ce2" office:value-type="string" calcext:value-type="string">
            <text:p>Move list</text:p>
          </table:table-cell>
          <table:table-cell table:style-name="ce3"/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verify whether the position count is equal to number of lists in board</text:p>
          </table:table-cell>
          <table:table-cell table:style-name="ce2" office:value-type="string" calcext:value-type="string">
            <text:p>1.Enter tthe URL https://trello.com/</text:p>
            <text:p>2.Give valid username and password</text:p>
            <text:p>3.login to trello</text:p>
            <text:p>4.Create workspace</text:p>
            <text:p>5.Create board</text:p>
            <text:p>6.Give the name for list</text:p>
            <text:p>7.click on add list button</text:p>
            <text:p>8.Click on options on right top corner</text:p>
            <text:p>9.CLick on move  list option</text:p>
            <text:p>10.click on position</text:p>
          </table:table-cell>
          <table:table-cell table:style-name="ce2" office:value-type="string" calcext:value-type="string">
            <text:p>Position count is equal to number of the lists cou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C_037</text:p>
          </table:table-cell>
          <table:table-cell table:style-name="ce2" office:value-type="string" calcext:value-type="string">
            <text:p>Move list</text:p>
          </table:table-cell>
          <table:table-cell table:style-name="ce3"/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Verify whether the backward <text:s/>button is there <text:s/>or not</text:p>
          </table:table-cell>
          <table:table-cell table:style-name="ce2" office:value-type="string" calcext:value-type="string">
            <text:p>1.Enter tthe URL https://trello.com/</text:p>
            <text:p>2.Give valid username and password</text:p>
            <text:p>3.login to trello</text:p>
            <text:p>4.Create workspace</text:p>
            <text:p>5.Create board</text:p>
            <text:p>6.Give the name for list</text:p>
            <text:p>7.click on add list button</text:p>
            <text:p>8.Click on options on right top corner</text:p>
            <text:p>9.CLick on move  list option</text:p>
            <text:p>10.click on backward button</text:p>
          </table:table-cell>
          <table:table-cell table:style-name="ce2" office:value-type="string" calcext:value-type="string">
            <text:p>Backward option is prese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C_038</text:p>
          </table:table-cell>
          <table:table-cell table:style-name="ce2" office:value-type="string" calcext:value-type="string">
            <text:p>Move list</text:p>
          </table:table-cell>
          <table:table-cell table:style-name="ce3"/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Verify whether the close button is there <text:s/>or not</text:p>
          </table:table-cell>
          <table:table-cell table:style-name="ce2" office:value-type="string" calcext:value-type="string">
            <text:p>1.Enter tthe URL https://trello.com/</text:p>
            <text:p>2.Give valid username and password</text:p>
            <text:p>3.login to trello</text:p>
            <text:p>4.Create workspace</text:p>
            <text:p>5.Create board</text:p>
            <text:p>6.Give the name for list</text:p>
            <text:p>7.click on add list button</text:p>
            <text:p>8.Click on options on right top corner</text:p>
            <text:p>9.CLick on move  list option</text:p>
            <text:p>10.click on close button</text:p>
          </table:table-cell>
          <table:table-cell table:style-name="ce2" office:value-type="string" calcext:value-type="string">
            <text:p>Close button is prese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C_039</text:p>
          </table:table-cell>
          <table:table-cell table:style-name="ce2" office:value-type="string" calcext:value-type="string">
            <text:p>Move list</text:p>
          </table:table-cell>
          <table:table-cell table:style-name="ce3"/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Verify whether the move <text:s/>button is there <text:s/>or not</text:p>
          </table:table-cell>
          <table:table-cell table:style-name="ce2" office:value-type="string" calcext:value-type="string">
            <text:p>1.Enter tthe URL https://trello.com/</text:p>
            <text:p>2.Give valid username and password</text:p>
            <text:p>3.login to trello</text:p>
            <text:p>4.Create workspace</text:p>
            <text:p>5.Create board</text:p>
            <text:p>6.Give the name for list</text:p>
            <text:p>7.click on add list button</text:p>
            <text:p>8.Click on options on right top corner</text:p>
            <text:p>9.CLick on move  list option</text:p>
            <text:p>10.click on move button</text:p>
          </table:table-cell>
          <table:table-cell table:style-name="ce2" office:value-type="string" calcext:value-type="string">
            <text:p>Move button is prese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C_040</text:p>
          </table:table-cell>
          <table:table-cell table:style-name="ce2" office:value-type="string" calcext:value-type="string">
            <text:p>Move list</text:p>
          </table:table-cell>
          <table:table-cell table:style-name="ce3"/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verify whether after clicking the move button list is moving to that position or not</text:p>
          </table:table-cell>
          <table:table-cell table:style-name="ce2" office:value-type="string" calcext:value-type="string">
            <text:p>1.Enter tthe URL https://trello.com/</text:p>
            <text:p>2.Give valid username and password</text:p>
            <text:p>3.login to trello</text:p>
            <text:p>4.Create workspace</text:p>
            <text:p>5.Create board</text:p>
            <text:p>6.Give the name for list</text:p>
            <text:p>7.click on add list button</text:p>
            <text:p>8.Click on options on right top corner</text:p>
            <text:p>9.CLick on move  list option</text:p>
            <text:p>10.click on move button</text:p>
          </table:table-cell>
          <table:table-cell table:style-name="ce2" office:value-type="string" calcext:value-type="string">
            <text:p>After Clicking on move button it is moving to that posi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C_041</text:p>
          </table:table-cell>
          <table:table-cell table:style-name="ce2" office:value-type="string" calcext:value-type="string">
            <text:p>Move list</text:p>
          </table:table-cell>
          <table:table-cell table:style-name="ce3"/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verify whether the moved list contains all the cards of original list or not</text:p>
          </table:table-cell>
          <table:table-cell table:style-name="ce2" office:value-type="string" calcext:value-type="string">
            <text:p>1.Enter tthe URL https://trello.com/</text:p>
            <text:p>2.Give valid username and password</text:p>
            <text:p>3.login to trello</text:p>
            <text:p>4.Create workspace</text:p>
            <text:p>5.Create board</text:p>
            <text:p>6.Give the name for list</text:p>
            <text:p>7.click on add list button</text:p>
            <text:p>8.Click on options on right top corner</text:p>
            <text:p>9.CLick on move  list option</text:p>
            <text:p/>
          </table:table-cell>
          <table:table-cell table:style-name="ce2" office:value-type="string" calcext:value-type="string">
            <text:p>The moved list contains all the cards of original li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C_042</text:p>
          </table:table-cell>
          <table:table-cell table:style-name="ce2" office:value-type="string" calcext:value-type="string">
            <text:p>Move list</text:p>
          </table:table-cell>
          <table:table-cell table:style-name="ce3"/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verify whether the list is moving to the different workspace that we selected</text:p>
          </table:table-cell>
          <table:table-cell table:style-name="ce2" office:value-type="string" calcext:value-type="string">
            <text:p>1.Enter tthe URL https://trello.com/</text:p>
            <text:p>2.Give valid username and password</text:p>
            <text:p>3.login to trello</text:p>
            <text:p>4.Create workspace</text:p>
            <text:p>5.Create board</text:p>
            <text:p>6.Give the name for list</text:p>
            <text:p>7.click on add list button</text:p>
            <text:p>8.Click on options on right top corner</text:p>
            <text:p>9.CLick on move  list option</text:p>
            <text:p>10.Click on position</text:p>
          </table:table-cell>
          <table:table-cell table:style-name="ce2" office:value-type="string" calcext:value-type="string">
            <text:p>List is moving to different workspace that we selected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3"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>
            <text:p>TC_043</text:p>
          </table:table-cell>
          <table:table-cell table:style-name="ce2" office:value-type="string" calcext:value-type="string">
            <text:p>watch</text:p>
          </table:table-cell>
          <table:table-cell table:style-name="ce2" office:value-type="string" calcext:value-type="string">
            <text:p>watch option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Verify wheher the watch list <text:s/>option is present <text:s/>in options or not</text:p>
          </table:table-cell>
          <table:table-cell table:style-name="ce2" office:value-type="string" calcext:value-type="string">
            <text:p>1.Enter tthe URL https://trello.com/</text:p>
            <text:p>2.Give valid username and password</text:p>
            <text:p>3.login to trello</text:p>
            <text:p>4.Create workspace</text:p>
            <text:p>5.Create board</text:p>
            <text:p>6.Give the name for list</text:p>
            <text:p>7.click on add list button</text:p>
            <text:p>8.Click on options on right top corner</text:p>
            <text:p>9.CLick on watch option</text:p>
            <text:p/>
          </table:table-cell>
          <table:table-cell table:style-name="ce2" office:value-type="string" calcext:value-type="string">
            <text:p>Watch list option is prese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C_044</text:p>
          </table:table-cell>
          <table:table-cell table:style-name="ce2" office:value-type="string" calcext:value-type="string">
            <text:p>watch</text:p>
          </table:table-cell>
          <table:table-cell table:style-name="ce3"/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Verify inside options watch list option is clickable or not</text:p>
          </table:table-cell>
          <table:table-cell table:style-name="ce2" office:value-type="string" calcext:value-type="string">
            <text:p>1.Enter tthe URL https://trello.com/</text:p>
            <text:p>2.Give valid username and password</text:p>
            <text:p>3.login to trello</text:p>
            <text:p>4.Create workspace</text:p>
            <text:p>5.Create board</text:p>
            <text:p>6.Give the name for list</text:p>
            <text:p>7.click on add list button</text:p>
            <text:p>8.Click on options on right top corner</text:p>
            <text:p>9.CLick on watch option</text:p>
            <text:p/>
          </table:table-cell>
          <table:table-cell table:style-name="ce2" office:value-type="string" calcext:value-type="string">
            <text:p>Watch list option is clickabl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C_045</text:p>
          </table:table-cell>
          <table:table-cell table:style-name="ce2" office:value-type="string" calcext:value-type="string">
            <text:p>watch</text:p>
          </table:table-cell>
          <table:table-cell table:style-name="ce3"/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Verify whether after clicking on watch option some symbol is displaying on the left of options in list </text:p>
          </table:table-cell>
          <table:table-cell table:style-name="ce2" office:value-type="string" calcext:value-type="string">
            <text:p>1.Enter tthe URL https://trello.com/</text:p>
            <text:p>2.Give valid username and password</text:p>
            <text:p>3.login to trello</text:p>
            <text:p>4.Create workspace</text:p>
            <text:p>5.Create board</text:p>
            <text:p>6.Give the name for list</text:p>
            <text:p>7.click on add list button</text:p>
            <text:p>8.Click on options on right top corner</text:p>
            <text:p>9.CLick on watch option</text:p>
            <text:p/>
          </table:table-cell>
          <table:table-cell table:style-name="ce2" office:value-type="string" calcext:value-type="string">
            <text:p>Watch option symbol is displayin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C_046</text:p>
          </table:table-cell>
          <table:table-cell table:style-name="ce2" office:value-type="string" calcext:value-type="string">
            <text:p>watch</text:p>
          </table:table-cell>
          <table:table-cell table:style-name="ce3"/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verify whether the tick mark is present at the side of watch option after clicking watch option</text:p>
          </table:table-cell>
          <table:table-cell table:style-name="ce2" office:value-type="string" calcext:value-type="string">
            <text:p>1.Enter tthe URL https://trello.com/</text:p>
            <text:p>2.Give valid username and password</text:p>
            <text:p>3.login to trello</text:p>
            <text:p>4.Create workspace</text:p>
            <text:p>5.Create board</text:p>
            <text:p>6.Give the name for list</text:p>
            <text:p>7.click on add list button</text:p>
            <text:p>8.Click on options on right top corner</text:p>
            <text:p>9.CLick on watch option</text:p>
            <text:p/>
          </table:table-cell>
          <table:table-cell table:style-name="ce2" office:value-type="string" calcext:value-type="string">
            <text:p>The tick mark is present after clicking on tha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C_047</text:p>
          </table:table-cell>
          <table:table-cell table:style-name="ce2" office:value-type="string" calcext:value-type="string">
            <text:p>watch</text:p>
          </table:table-cell>
          <table:table-cell table:style-name="ce3"/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Verify whether that symbol is displaying only for that particular list</text:p>
          </table:table-cell>
          <table:table-cell table:style-name="ce2" office:value-type="string" calcext:value-type="string">
            <text:p>1.Enter tthe URL https://trello.com/</text:p>
            <text:p>2.Give valid username and password</text:p>
            <text:p>3.login to trello</text:p>
            <text:p>4.Create workspace</text:p>
            <text:p>5.Create board</text:p>
            <text:p>6.Give the name for list</text:p>
            <text:p>7.click on add list button</text:p>
            <text:p>8.Click on options on right top corner</text:p>
            <text:p>9.CLick on watch option</text:p>
            <text:p/>
          </table:table-cell>
          <table:table-cell table:style-name="ce2" office:value-type="string" calcext:value-type="string">
            <text:p>Symbol is displaying on that particular list</text:p>
          </table:table-cell>
          <table:table-cell table:number-columns-repeated="1017"/>
        </table:table-row>
        <table:table-row table:style-name="ro1" table:number-rows-repeated="949">
          <table:table-cell table:style-name="ce3" table:number-columns-repeated="7"/>
          <table:table-cell table:number-columns-repeated="101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92" meta:object-count="0"/>
    <meta:generator>LibreOfficeDev/6.0.5.2$Linux_X86_64 LibreOffice_project/</meta:generator>
  </office:meta>
</office:document-meta>
</file>